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54025D41FE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88cm, 0cm, 13.093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827cm" svg:height="15.249cm" svg:x="2.5cm" svg:y="3.25cm">
          <draw:image xlink:href="Pictures/10000000000003000000054025D41FE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5T09:35:51.959040177</dc:date>
    <meta:editing-duration>PT1M22S</meta:editing-duration>
    <meta:editing-cycles>1</meta:editing-cycles>
    <meta:generator>LibreOffice/24.2.7.2$Linux_X86_64 LibreOffice_project/420$Build-2</meta:generator>
    <meta:document-statistic meta:object-count="1"/>
  </office:meta>
</office:document-meta>
</file>